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Arrow_20_concave" draw:marker-start-width="0.199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StarSymbol" fo:font-size="9pt" fo:font-style="normal" fo:text-shadow="none" style:text-underline-style="none" fo:font-weight="normal" style:letter-kerning="true" style:font-name-asian="StarSymbol1" style:font-size-asian="24pt" style:font-style-asian="normal" style:font-weight-asian="normal" style:font-name-complex="StarSymbol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1.385cm" svg:height="0.802cm" svg:x="11.104cm" svg:y="14.69cm" draw:kind="arc" draw:start-angle="90.43" draw:end-angle="268.49">
            <text:p/>
          </draw:ellipse>
          <draw:ellipse draw:style-name="gr2" draw:text-style-name="P3" draw:layer="layout" svg:width="1.574cm" svg:height="0.567cm" svg:x="9.991cm" svg:y="14.828cm">
            <text:p text:style-name="P2"><text:span text:style-name="T1">•</text:span><text:span text:style-name="T2"> </text:span><text:span text:style-name="T2">....</text:span></text:p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StarSymbol1" svg:font-family="Star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0:56:08.896677911</meta:creation-date>
    <dc:date>2018-05-14T10:56:26.821836412</dc:date>
    <meta:editing-duration>PT18S</meta:editing-duration>
    <meta:editing-cycles>1</meta:editing-cycles>
    <meta:document-statistic meta:object-count="3"/>
    <meta:generator>LibreOffice/6.0.0.3$MacOSX_X86_64 LibreOffice_project/64a0f66915f38c6217de274f0aa8e15618924765</meta:generator>
  </office:meta>
</office:document-meta>
</file>